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0</text:p>
          </table:table-cell>
          <table:table-cell table:style-name="ACE-0" office:value-type="float" office:value="54.649999999999999">
            <text:p>54.65</text:p>
          </table:table-cell>
          <table:table-cell table:style-name="ACE-0" office:value-type="float" office:value="10.859999999999999">
            <text:p>10.8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399999999999999">
            <text:p>−29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1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11.07">
            <text:p>11.07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2</text:p>
          </table:table-cell>
          <table:table-cell table:style-name="ACE-0" office:value-type="float" office:value="54.57">
            <text:p>54.57</text:p>
          </table:table-cell>
          <table:table-cell table:style-name="ACE-0" office:value-type="float" office:value="11.07">
            <text:p>11.07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4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14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7550">
            <text:p>7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699999999999999">
            <text:p>−12.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6.0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8">
            <text:p>10.98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7.01</text:p>
          </table:table-cell>
          <table:table-cell table:style-name="ACE-0" office:value-type="float" office:value="54.409999999999997">
            <text:p>54.41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8.0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8950">
            <text:p>89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9.01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2">
            <text:p>10.92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oquina with Cerastoderma edul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09.01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0.92">
            <text:p>10.92</text:p>
          </table:table-cell>
          <table:table-cell table:style-name="ACE-0" office:value-type="float" office:value="7770">
            <text:p>77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7103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in silty sedime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199999999999999">
            <text:p>−26.2</text:p>
          </table:table-cell>
          <table:table-cell table:style-name="ACE-0" office:value-type="float" office:value="0.70781353476745545">
            <text:p>0.7078135</text:p>
          </table:table-cell>
          <table:table-cell table:style-name="ACE-0" office:value-type="float" office:value="0.70781353476745545">
            <text:p>0.7078135347674555</text:p>
          </table:table-cell>
          <table:table-cell table:style-name="ACE-0" office:value-type="string">
            <text:p>FeldensSchwarzer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7</text:p>
          </table:table-cell>
          <table:table-cell table:style-name="ACE-0" office:value-type="float" office:value="54.700000000000003">
            <text:p>54.7</text:p>
          </table:table-cell>
          <table:table-cell table:style-name="ACE-0" office:value-type="float" office:value="10.16">
            <text:p>10.16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1.300000000000001">
            <text:p>−31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09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00000000000001">
            <text:p>−19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75</text:p>
          </table:table-cell>
          <table:table-cell table:style-name="ACE-0" office:value-type="float" office:value="54.439999999999998">
            <text:p>54.44</text:p>
          </table:table-cell>
          <table:table-cell table:style-name="ACE-0" office:value-type="float" office:value="10.67">
            <text:p>10.67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100000000000001">
            <text:p>−21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74</text:p>
          </table:table-cell>
          <table:table-cell table:style-name="ACE-0" office:value-type="float" office:value="54.520000000000003">
            <text:p>54.52</text:p>
          </table:table-cell>
          <table:table-cell table:style-name="ACE-0" office:value-type="float" office:value="10.69">
            <text:p>10.69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99999999999999">
            <text:p>−25.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80(3)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0.68">
            <text:p>10.68</text:p>
          </table:table-cell>
          <table:table-cell table:style-name="ACE-0" office:value-type="float" office:value="8065">
            <text:p>806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 pocket in 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300000000000001">
            <text:p>−27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884.03</text:p>
          </table:table-cell>
          <table:table-cell table:style-name="ACE-0" office:value-type="float" office:value="54.659999999999997">
            <text:p>54.66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8410">
            <text:p>8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800000000000001">
            <text:p>−28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619.16</text:p>
          </table:table-cell>
          <table:table-cell table:style-name="ACE-0" office:value-type="float" office:value="54.789999999999999">
            <text:p>54.79</text:p>
          </table:table-cell>
          <table:table-cell table:style-name="ACE-0" office:value-type="float" office:value="10.029999999999999">
            <text:p>10.03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799999999999997">
            <text:p>−34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619.18</text:p>
          </table:table-cell>
          <table:table-cell table:style-name="ACE-0" office:value-type="float" office:value="54.789999999999999">
            <text:p>54.79</text:p>
          </table:table-cell>
          <table:table-cell table:style-name="ACE-0" office:value-type="float" office:value="10.029999999999999">
            <text:p>10.03</text:p>
          </table:table-cell>
          <table:table-cell table:style-name="ACE-0" office:value-type="float" office:value="10120">
            <text:p>10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00000000000001">
            <text:p>−35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621.094</text:p>
          </table:table-cell>
          <table:table-cell table:style-name="ACE-0" office:value-type="float" office:value="54.780000000000001">
            <text:p>54.78</text:p>
          </table:table-cell>
          <table:table-cell table:style-name="ACE-0" office:value-type="float" office:value="10.02">
            <text:p>10.02</text:p>
          </table:table-cell>
          <table:table-cell table:style-name="ACE-0" office:value-type="float" office:value="8110">
            <text:p>8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846.04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846.10</text:p>
          </table:table-cell>
          <table:table-cell table:style-name="ACE-0" office:value-type="float" office:value="54.530000000000001">
            <text:p>54.53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lak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00000000000001">
            <text:p>−19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106.113</text:p>
          </table:table-cell>
          <table:table-cell table:style-name="ACE-0" office:value-type="float" office:value="54.670000000000002">
            <text:p>54.67</text:p>
          </table:table-cell>
          <table:table-cell table:style-name="ACE-0" office:value-type="float" office:value="10.33">
            <text:p>10.33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ndy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00000000000001">
            <text:p>−25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194.01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lak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196.01</text:p>
          </table:table-cell>
          <table:table-cell table:style-name="ACE-0" office:value-type="float" office:value="54.539999999999999">
            <text:p>54.54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lak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99999999999999">
            <text:p>−19.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315.04</text:p>
          </table:table-cell>
          <table:table-cell table:style-name="ACE-0" office:value-type="float" office:value="54.68">
            <text:p>54.68</text:p>
          </table:table-cell>
          <table:table-cell table:style-name="ACE-0" office:value-type="float" office:value="10.17">
            <text:p>10.17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lake mar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0.300000000000001">
            <text:p>−30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330.03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100000000000001">
            <text:p>−23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330.04</text:p>
          </table:table-cell>
          <table:table-cell table:style-name="ACE-0" office:value-type="float" office:value="54.5">
            <text:p>54.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lake mar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600000000000001">
            <text:p>−23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1779.01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10.15">
            <text:p>10.15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300000000000001">
            <text:p>−16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311.01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0.17">
            <text:p>10.17</text:p>
          </table:table-cell>
          <table:table-cell table:style-name="ACE-0" office:value-type="float" office:value="8290">
            <text:p>82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la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100000000000001">
            <text:p>−20.1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2162.10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0.17">
            <text:p>10.17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PI-84_60</text:p>
          </table:table-cell>
          <table:table-cell table:style-name="ACE-0" office:value-type="float" office:value="54.560000000000002">
            <text:p>54.56</text:p>
          </table:table-cell>
          <table:table-cell table:style-name="ACE-0" office:value-type="float" office:value="10.09">
            <text:p>10.09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clay gyttja with dark to blackish gre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8.300000000000001">
            <text:p>−28.3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PI-84_57</text:p>
          </table:table-cell>
          <table:table-cell table:style-name="ACE-0" office:value-type="float" office:value="54.560000000000002">
            <text:p>54.56</text:p>
          </table:table-cell>
          <table:table-cell table:style-name="ACE-0" office:value-type="float" office:value="10.09">
            <text:p>10.09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clay, greenish grey, compact, with plant remains and small peat fragmen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.600000000000001">
            <text:p>−27.6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8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2000000000000002">
            <text:p>−4.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7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y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9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8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500000000000001">
            <text:p>−1.8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eler_Buch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19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2000000000000002">
            <text:p>−0.5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Ernst1974,RosentauEtal2021</text:p>
          </table:table-cell>
          <table:table-cell table:number-columns-repeated="240" table:style-name="ACE-0"/>
        </table:table-row>
        <table:table-row table:style-name="AROW-1" table:number-rows-repeated="8">
          <table:table-cell table:number-columns-repeated="256" table:style-name="ACE-0"/>
        </table:table-row>
        <table:table-row table:style-name="AROW-0" table:number-rows-repeated="61">
          <table:table-cell table:number-columns-repeated="256" table:style-name="ACE-0"/>
        </table:table-row>
        <table:table-row table:style-name="AROW-0" table:number-rows-repeated="312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7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3:3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